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tate.performRotate( PlanarImage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tate.executeTransformOperation( PlanarImage im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otate.setAngle( String 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tate.executeDrawOper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